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09e0" officeooo:paragraph-rsid="000c09e0"/>
    </style:style>
    <style:style style:name="P2" style:family="paragraph" style:parent-style-name="Text_20_body">
      <style:text-properties officeooo:paragraph-rsid="001067c0"/>
    </style:style>
    <style:style style:name="P3" style:family="paragraph" style:parent-style-name="Table_20_Contents">
      <style:text-properties officeooo:rsid="000ec354" officeooo:paragraph-rsid="000ec354"/>
    </style:style>
    <style:style style:name="P4" style:family="paragraph" style:parent-style-name="Text_20_body" style:list-style-name="L1">
      <style:text-properties officeooo:rsid="000c09e0" officeooo:paragraph-rsid="000c09e0"/>
    </style:style>
    <style:style style:name="P5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style style:name="P6" style:family="paragraph" style:parent-style-name="Preformatted_20_Text" style:list-style-name="L1">
      <style:text-properties fo:font-variant="normal" fo:text-transform="none" fo:color="#f14e32" style:font-name="Courier" fo:font-size="10.5pt" fo:letter-spacing="normal" fo:font-style="normal" fo:font-weight="normal" officeooo:rsid="000c09e0" officeooo:paragraph-rsid="000c09e0"/>
    </style:style>
    <style:style style:name="P7" style:family="paragraph" style:parent-style-name="Heading_20_2">
      <style:text-properties officeooo:rsid="001067c0" officeooo:paragraph-rsid="001067c0"/>
    </style:style>
    <style:style style:name="P8" style:family="paragraph" style:parent-style-name="Heading_20_2">
      <style:text-properties officeooo:rsid="001067c0" officeooo:paragraph-rsid="00132a02"/>
    </style:style>
    <style:style style:name="P9" style:family="paragraph" style:parent-style-name="Heading_20_2">
      <style:text-properties officeooo:rsid="000ae54b" officeooo:paragraph-rsid="000ae5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Introduction</text:h>
      <text:p text:style-name="P2"/>
      <text:h text:style-name="P8" text:outline-level="2">Git With It </text:h>
      <text:h text:style-name="P8" text:outline-level="2">Git on the Downloads </text:h>
      <text:h text:style-name="P8" text:outline-level="2">Git Initiated </text:h>
      <text:h text:style-name="P8" text:outline-level="2">Git it Together </text:h>
      <text:h text:style-name="P8" text:outline-level="2">Git Commited </text:h>
      <text:h text:style-name="P8" text:outline-level="2">Git Out </text:h>
      <text:h text:style-name="P8" text:outline-level="2">Git Mas </text:h>
      <text:h text:style-name="P8" text:outline-level="2">Reference<text:tab/></text:h>
      <text:h text:style-name="P9" text:outline-level="2">Gitting Help (Pun Intended)</text:h>
      <text:list xml:id="list3836209408" text:style-name="L1">
        <text:list-item>
          <text:p text:style-name="P4">Doing your homework is essential, especially on the current version of git. There is a vast amount git content out there and most are based on particular versions. The best way to “git help” is to update to the most current version. </text:p>
        </text:list-item>
        <text:list-item>
          <text:p text:style-name="P4">If you are finding yourself lost at anytime, refer to this terminal command:</text:p>
          <text:list>
            <text:list-item>
              <text:p text:style-name="P6">$ man git-log</text:p>
              <text:p text:style-name="P6"/>
              <text:p text:style-name="P4">or </text:p>
            </text:list-item>
            <text:list-item>
              <text:p text:style-name="P6">$ git help log</text:p>
            </text:list-item>
          </text:list>
        </text:list-item>
      </text:list>
      <text:p text:style-name="P1"><text:tab/>these commands will be your knight in shining armor, but are never too sound. </text:p>
      <text:p text:style-name="P1"><text:tab/>[Tip-Time#1]- use a $ git command followed by –help and it will link you directly to the <text:tab/>terminal commands manual page.</text:p>
      <text:p text:style-name="P1"><text:tab/><text:tab/>Example #1: [ $ git (command) - - help] </text:p>
      <text:p text:style-name="P1"><text:tab/><text:tab/><text:tab/>space after the command with 2 dashes is required.</text:p>
      <text:p text:style-name="P1"><text:tab/>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3">Code: code box</text:p>
          </table:table-cell>
        </table:table-row>
        <table:table-row>
          <table:table-cell table:style-name="Table1.A2" office:value-type="string">
            <text:p text:style-name="Table_20_Contents">&lt;div class="listingblock"&gt;</text:p>
            <text:p text:style-name="Table_20_Contents">&lt;div class="content"&gt;</text:p>
            <text:p text:style-name="Table_20_Contents">&lt;pre&gt;$ man git-log&lt;/pre&gt;</text:p>
            <text:p text:style-name="Table_20_Contents">&lt;/div&gt;</text:p>
            <text:p text:style-name="Table_20_Contents">&lt;/div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Git Technical Documentation P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04:13:44.089619059</meta:creation-date>
    <dc:date>2020-10-07T00:53:36.080519491</dc:date>
    <meta:editing-duration>P2DT9M34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2" meta:paragraph-count="27" meta:word-count="160" meta:character-count="913" meta:non-whitespace-character-count="762"/>
  </office:meta>
</office:document-meta>
</file>